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f0fb3" officeooo:paragraph-rsid="001f0fb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5" style:family="paragraph" style:parent-style-name="Standard">
      <style:paragraph-properties fo:text-align="start" style:justify-single-word="false"/>
      <style:text-properties officeooo:rsid="0010ef08" officeooo:paragraph-rsid="001041f1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35b218" officeooo:paragraph-rsid="0035b21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365263" officeooo:paragraph-rsid="0036526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tyle="italic" officeooo:rsid="00230b9a" officeooo:paragraph-rsid="00230b9a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tyle="italic" officeooo:rsid="0025c9a4" officeooo:paragraph-rsid="0025c9a4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tyle="normal" officeooo:rsid="001f0fb3" officeooo:paragraph-rsid="001bd787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tyle="normal" officeooo:rsid="001f0fb3" officeooo:paragraph-rsid="0035b218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officeooo:rsid="0035b218" officeooo:paragraph-rsid="0035b218"/>
    </style:style>
    <style:style style:name="P14" style:family="paragraph" style:parent-style-name="Standard">
      <style:paragraph-properties fo:text-align="start" style:justify-single-word="false"/>
      <style:text-properties style:font-name="Liberation Serif1" officeooo:rsid="003519e3" officeooo:paragraph-rsid="003519e3"/>
    </style:style>
    <style:style style:name="P15" style:family="paragraph" style:parent-style-name="Standard">
      <style:paragraph-properties fo:text-align="center" style:justify-single-word="false"/>
      <style:text-properties officeooo:rsid="0035ffeb" officeooo:paragraph-rsid="0035ffeb"/>
    </style:style>
    <style:style style:name="P16" style:family="paragraph" style:parent-style-name="Standard">
      <style:paragraph-properties fo:text-align="start" style:justify-single-word="false"/>
      <style:text-properties officeooo:rsid="0035ffeb" officeooo:paragraph-rsid="0035ffeb"/>
    </style:style>
    <style:style style:name="P17" style:family="paragraph" style:parent-style-name="Standard">
      <style:paragraph-properties fo:text-align="start" style:justify-single-word="false"/>
      <style:text-properties style:font-name="Liberation Serif1" officeooo:rsid="003519e3" officeooo:paragraph-rsid="0035ffeb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f0fb3" officeooo:paragraph-rsid="0035b218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378c2e" officeooo:paragraph-rsid="00378c2e" style:font-style-asian="normal" style:font-style-complex="normal"/>
    </style:style>
    <style:style style:name="T1" style:family="text">
      <style:text-properties officeooo:rsid="003332bd"/>
    </style:style>
    <style:style style:name="T2" style:family="text">
      <style:text-properties officeooo:rsid="0035ffeb"/>
    </style:style>
    <style:style style:name="T3" style:family="text">
      <style:text-properties officeooo:rsid="00365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6</text:span>:</text:p>
      <text:p text:style-name="P15">Concave Mirror</text:p>
      <text:p text:style-name="P2">Background: </text:p>
      <text:p text:style-name="P16">Review the 2003 AP <text:span text:style-name="T3">Physics</text:span> B Free Response Question #4. <text:s/></text:p>
      <text:p text:style-name="P17"/>
      <text:p text:style-name="P14"/>
      <text:p text:style-name="P10">Objective: </text:p>
      <text:p text:style-name="P13"><text:span text:style-name="T1">I</text:span>n this experiment, students are asked to <text:span text:style-name="T3">actually perform the experiment described in the free response problem replacing the lit candle with some other light source, such as a phone. </text:span></text:p>
      <text:p text:style-name="P12"/>
      <text:p text:style-name="P11"/>
      <text:p text:style-name="P9">Materials:</text:p>
      <text:p text:style-name="P8">Concave Mirror</text:p>
      <text:p text:style-name="P19">Optical Rail and holder</text:p>
      <text:p text:style-name="P7"/>
      <text:p text:style-name="P18"/>
      <text:p text:style-name="P3">Procedure</text:p>
      <text:p text:style-name="P6"/>
      <text:p text:style-name="P6">The rest of this experiment is determined by the student.</text:p>
      <text:p text:style-name="P6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20T08:05:26.547842166</dc:date>
    <meta:editing-duration>PT1H18M56S</meta:editing-duration>
    <meta:editing-cycles>41</meta:editing-cycles>
    <meta:generator>LibreOffice/4.3.7.2$Linux_X86_64 LibreOffice_project/430$Build-2</meta:generator>
    <meta:print-date>2017-02-14T10:32:52.336328765</meta:print-date>
    <meta:document-statistic meta:table-count="0" meta:image-count="0" meta:object-count="0" meta:page-count="1" meta:paragraph-count="11" meta:word-count="64" meta:character-count="405" meta:non-whitespace-character-count="347"/>
  </office:meta>
</office:document-meta>
</file>